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4.41pt"/>
    </style:style>
    <style:style style:name="co3" style:family="table-column">
      <style:table-column-properties fo:break-before="auto" style:column-width="182.55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91.19pt" fo:break-before="auto" style:use-optimal-row-height="true"/>
    </style:style>
    <style:style style:name="ro4" style:family="table-row">
      <style:table-row-properties style:row-height="68.71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33-OLinuXino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1206_5MIL</text:p>
          </table:table-cell>
          <table:table-cell office:value-type="string" calcext:value-type="string">
            <text:p>R76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36, R37, R38, R39, R45, R62, R63,</text:p>
            <text:p> R64, R7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35, R4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0, R31, R32, R33, R34, R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65, R67, R6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9, R21, R26, R55, R59, 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7, R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2, R57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, R5, R7, R12, R24, R25, R42, R46, </text:p>
            <text:p>R6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49, R50, 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10, R23, R29, R5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, R15, R27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8, C6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6, C67, C112, C1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3, C4, C5, C6, C7, C10, C11, C12, C18,</text:p>
            <text:p> C19, C20, C23, C24, C25, C26, C27, C28, </text:p>
            <text:p>C29, C30, C31, C32, C33, C34, C35, C36,</text:p>
            <text:p> C37, C38, C39, C40, C41, C42, C43, C44,</text:p>
            <text:p> C45, C46, C47, C48, C49, C50, C51, C52, </text:p>
            <text:p>C53, C56, C61, C62, C63, C64, C65, C72,</text:p>
            <text:p> C74, C82, C87, C88, C97, C110, C114, </text:p>
            <text:p>C118, C123, C134, C135, C136, C137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, C9, C22, C85, C91, C93, C104,</text:p>
            <text:p> C105, C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3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0, C71, C73, C75, C76, C77, C78, C79,</text:p>
            <text:p> C81, C83, C84, C86, C89, C90, C92, C94,</text:p>
            <text:p> C95, C96, C98, C99, C100, C102, C106,</text:p>
            <text:p> C107, C108, C109, C113, C116, C117,</text:p>
            <text:p> C119, C120, C122, C124, C125, C126,</text:p>
            <text:p> C128, C129, C130, C13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8, C21, C54, C60, C138, C139, C140,</text:p>
            <text:p> C141, C14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0805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, C55, C57, C5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</text:p>
            <text:p>1N5819(S4SOD-123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, 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PA4018S1R5NT(1.5uH/3A/DCR&lt;0.1R)</text:p>
          </table:table-cell>
          <table:table-cell office:value-type="string" calcext:value-type="string">
            <text:p>L-SWPA4018S</text:p>
          </table:table-cell>
          <table:table-cell office:value-type="string" calcext:value-type="string">
            <text:p>L4, L5, L6, L7, L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3, L10, L11, L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PM1481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-306_32.768KHZ/SMD_8038/12.5pF</text:p>
          </table:table-cell>
          <table:table-cell office:value-type="string" calcext:value-type="string">
            <text:p>HC49/S_32768HZ/6PF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SB24.000F20E15/5x3.2mm/20ppm/20pF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3/TFBGA282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23</text:p>
          </table:table-cell>
          <table:table-cell office:value-type="string" calcext:value-type="string">
            <text:p>AXP221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4G08D3EABG-125</text:p>
            <text:p>(TFBGA-78_DDR3-1600_11-11-11)</text:p>
          </table:table-cell>
          <table:table-cell office:value-type="string" calcext:value-type="string">
            <text:p>H5TQ2G83CFR-H9C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6280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V-WZA21-40-LF</text:p>
          </table:table-cell>
          <table:table-cell office:value-type="string" calcext:value-type="string">
            <text:p>ML40-FPV-WZA21-40-LF</text:p>
          </table:table-cell>
          <table:table-cell office:value-type="string" calcext:value-type="string">
            <text:p>CSI/DS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5</text:p>
          </table:table-cell>
          <table:table-cell office:value-type="string" calcext:value-type="string">
            <text:p>CON5HN1X5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_JACK_3-5PIN</text:p>
          </table:table-cell>
          <table:table-cell office:value-type="string" calcext:value-type="string">
            <text:p>HEADPHONES, MI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MICRO_S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SW-TAKTIT1185AU2</text:p>
          </table:table-cell>
          <table:table-cell office:value-type="string" calcext:value-type="string">
            <text:p>UBOO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_BUT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2:Closed/2-3:Opened</text:p>
          </table:table-cell>
          <table:table-cell office:value-type="string" calcext:value-type="string">
            <text:p>SJ2W6</text:p>
          </table:table-cell>
          <table:table-cell office:value-type="string" calcext:value-type="string">
            <text:p>PWRON/PL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/close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LCD_VC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3, R16, R60, R6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4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4, R14, R5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1, C103, C131, C1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0805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, C15, C16, C80, C1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0, R22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T29F64G08CBABAWP:BTR</text:p>
            <text:p>(8GB_NAND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ML40HN2X20</text:p>
          </table:table-cell>
          <table:table-cell office:value-type="string" calcext:value-type="string">
            <text:p>GPIO, LCD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SWPA4018S1R5NT</text:p>
            <text:p>(1.5uH/3A/DCR&lt;0.1R))</text:p>
          </table:table-cell>
          <table:table-cell office:value-type="string" calcext:value-type="string">
            <text:p>L-SWPA4018S</text:p>
          </table:table-cell>
          <table:table-cell office:value-type="string" calcext:value-type="string">
            <text:p>L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5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0:41:19.659353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0:41:41.624621509</dc:date>
    <meta:editing-duration>PT47M59S</meta:editing-duration>
    <meta:editing-cycles>23</meta:editing-cycles>
    <meta:generator>LibreOffice/5.1.6.2$Linux_X86_64 LibreOffice_project/10m0$Build-2</meta:generator>
    <meta:document-statistic meta:table-count="1" meta:cell-count="280" meta:object-count="0"/>
  </office:meta>
</office:document-meta>
</file>